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number-columns-repeated="2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secu_cont</text:p>
          </table:table-cell>
          <table:table-cell office:value-type="string" calcext:value-type="string">
            <text:p>contrato_id</text:p>
          </table:table-cell>
          <table:table-cell office:value-type="string" calcext:value-type="string">
            <text:p>version_id</text:p>
          </table:table-cell>
          <table:table-cell office:value-type="string" calcext:value-type="string">
            <text:p>producto_id</text:p>
          </table:table-cell>
          <table:table-cell office:value-type="string" calcext:value-type="string">
            <text:p>marca_id</text:p>
          </table:table-cell>
          <table:table-cell office:value-type="string" calcext:value-type="string">
            <text:p>ciudad_id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medio_id</text:p>
          </table:table-cell>
          <table:table-cell office:value-type="string" calcext:value-type="string">
            <text:p>moneda_id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mpany_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E-EPF-002-07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1.17" calcext:value-type="float">
            <text:p>61.17</text:p>
          </table:table-cell>
          <table:table-cell office:value-type="float" office:value="11.01" calcext:value-type="float">
            <text:p>11.01</text:p>
          </table:table-cell>
          <table:table-cell office:value-type="float" office:value="72.18" calcext:value-type="float">
            <text:p>72.18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4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7/08 al 23/09 HM 18-99 Total <text:s/>Rating del 27/08 al 23/09 HM 18-99 Total 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75206.84" calcext:value-type="float">
            <text:p>75206.84</text:p>
          </table:table-cell>
          <table:table-cell office:value-type="float" office:value="13537.22" calcext:value-type="float">
            <text:p>13537.22</text:p>
          </table:table-cell>
          <table:table-cell office:value-type="float" office:value="88744.06" calcext:value-type="float">
            <text:p>88744.06</text:p>
          </table:table-cell>
        </table:table-row>
        <table:table-row table:style-name="ro2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4-004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เธขเธn con derecho a P/D, Colas 03 avisos 30", menciเธขเธn por parte de los conductores Exposiciเธขเธn de producto, Led, Corte เธขเธnico Activaciเธขเธn con derecho a P/D, Colas 03 avisos 30", menciเธขเธn por parte de los conductores Exposiciเธขเธn de producto, Led, Corte เธขเธnico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</table:table-row>
        <table:table-row table:style-name="ro2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4-005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ciเธขเธn bonificada segเธขเธn contrato incluye menciเธขเธn, Led, Placement <text:s/>Menciเธขเธn bonificada segเธขเธn contrato incluye menciเธขเธn, Led, Placement 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9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ฃยDIGO: 139496 Rating del 27/08 al 23/09 HM 18-99 Total MATERIAL CเธฃยDIGO: 139496 Rating del 27/08 al 23/09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49" calcext:value-type="float">
            <text:p>49</text:p>
          </table:table-cell>
          <table:table-cell office:value-type="float" office:value="40800" calcext:value-type="float">
            <text:p>40800</text:p>
          </table:table-cell>
          <table:table-cell office:value-type="float" office:value="7344" calcext:value-type="float">
            <text:p>7344</text:p>
          </table:table-cell>
          <table:table-cell office:value-type="float" office:value="48144" calcext:value-type="float">
            <text:p>48144</text:p>
          </table:table-cell>
        </table:table-row>
        <table:table-row table:style-name="ro2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9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เธขเธdigo Material: 139496 Avisos boinificados segเธขเธn contrato / 50 trpเนยเธs 30". Rating del 27/08 al 23/09 HM 18-99 Total Cเธขเธdigo Material: 139496 Avisos boinificados segเธขเธn contrato / 50 trpเนยเธs 30". Rating del 27/08 al 23/09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9-003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 cเธขเธdigo: 139496 BONIFICACIเธฃยN ADICIONAL 10%TRPเนยเธS Materia cเธขเธdigo: 139496 BONIFICACIเธฃยN ADICIONAL 10%TRPเนยเธS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E-EPG-002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99.91" calcext:value-type="float">
            <text:p>299.91</text:p>
          </table:table-cell>
          <table:table-cell office:value-type="float" office:value="53.98" calcext:value-type="float">
            <text:p>53.98</text:p>
          </table:table-cell>
          <table:table-cell office:value-type="float" office:value="353.89" calcext:value-type="float">
            <text:p>353.89</text:p>
          </table:table-cell>
        </table:table-row>
        <table:table-row table:style-name="ro2"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A-A13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ฃยDIGO 139496 Rating del 27/08 al 23/09 HM 18-99 Total MATERIAL CเธฃยDIGO 139496 Rating del 27/08 al 23/09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50" calcext:value-type="float">
            <text:p>2250</text:p>
          </table:table-cell>
          <table:table-cell office:value-type="float" office:value="75" calcext:value-type="float">
            <text:p>75</text:p>
          </table:table-cell>
          <table:table-cell office:value-type="float" office:value="5565" calcext:value-type="float">
            <text:p>5565</text:p>
          </table:table-cell>
          <table:table-cell office:value-type="float" office:value="1001.7" calcext:value-type="float">
            <text:p>1001.7</text:p>
          </table:table-cell>
          <table:table-cell office:value-type="float" office:value="6566.7" calcext:value-type="float">
            <text:p>6566.7</text:p>
          </table:table-cell>
        </table:table-row>
        <table:table-row table:style-name="ro2"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A-C04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เธขเธn con derecho a P/D, Colas, 03 avisos 30", menciเธขเธn por parte de los conductores Exposiciเธขเธn de producto, Led, Corte เธขเธnico Activaciเธขเธn con derecho a P/D, Colas, 03 avisos 30", menciเธขเธn por parte de los conductores Exposiciเธขเธn de producto, Led, Corte เธขเธnic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</table:table-row>
        <table:table-row table:style-name="ro2"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A-C04-003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ciเธขเธn bonificada segเธขเธn contrato, incluye menciเธขเธn, Led, Placement <text:s/>Menciเธขเธn bonificada segเธขเธn contrato, incluye menciเธขเธn, Led, Placement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A-C04-006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correpondientes a orden A-C04-004-10-19 <text:s/>Avisos correpondientes a orden A-C04-004-10-19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A-C05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7/08 al 23/09 HM 18-99 Total P/D 24 Horas Mediodเธฃยa, Los mejores Documentales, 24 horas Central Rating del 27/08 al 23/09 HM 18-99 Total P/D 24 Horas Mediodเธฃยa, Los mejores Documentales, 24 horas Centr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0" calcext:value-type="float">
            <text:p>2370</text:p>
          </table:table-cell>
          <table:table-cell office:value-type="float" office:value="80" calcext:value-type="float">
            <text:p>80</text:p>
          </table:table-cell>
          <table:table-cell office:value-type="float" office:value="63620.81" calcext:value-type="float">
            <text:p>63620.81</text:p>
          </table:table-cell>
          <table:table-cell office:value-type="float" office:value="11451.83" calcext:value-type="float">
            <text:p>11451.83</text:p>
          </table:table-cell>
          <table:table-cell office:value-type="float" office:value="75072.6400000001" calcext:value-type="float">
            <text:p>75072.6400000001</text:p>
          </table:table-cell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A-C05-001-09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17505.35" calcext:value-type="float">
            <text:p>17505.35</text:p>
          </table:table-cell>
          <table:table-cell office:value-type="float" office:value="3150.93" calcext:value-type="float">
            <text:p>3150.93</text:p>
          </table:table-cell>
          <table:table-cell office:value-type="float" office:value="20656.28" calcext:value-type="float">
            <text:p>20656.28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A-CRP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  <table:table-cell office:value-type="float" office:value="18200" calcext:value-type="float">
            <text:p>18200</text:p>
          </table:table-cell>
          <table:table-cell office:value-type="float" office:value="3276" calcext:value-type="float">
            <text:p>3276</text:p>
          </table:table-cell>
          <table:table-cell office:value-type="float" office:value="21476" calcext:value-type="float">
            <text:p>21476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A-CRP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PROGRAMA EL SHOW DE LAS MAMIS COBERTURA NACIONAL PROGRAMA EL SHOW DE LAS MAMIS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7" calcext:value-type="float">
            <text:p>17</text:p>
          </table:table-cell>
          <table:table-cell office:value-type="float" office:value="8840" calcext:value-type="float">
            <text:p>8840</text:p>
          </table:table-cell>
          <table:table-cell office:value-type="float" office:value="1591.2" calcext:value-type="float">
            <text:p>1591.2</text:p>
          </table:table-cell>
          <table:table-cell office:value-type="float" office:value="10431.2" calcext:value-type="float">
            <text:p>10431.2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A-GRP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 office:value-type="float" office:value="11200" calcext:value-type="float">
            <text:p>11200</text:p>
          </table:table-cell>
          <table:table-cell office:value-type="float" office:value="2016" calcext:value-type="float">
            <text:p>2016</text:p>
          </table:table-cell>
          <table:table-cell office:value-type="float" office:value="13216" calcext:value-type="float">
            <text:p>13216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A-GRP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42" calcext:value-type="float">
            <text:p>42</text:p>
          </table:table-cell>
          <table:table-cell office:value-type="float" office:value="13200" calcext:value-type="float">
            <text:p>13200</text:p>
          </table:table-cell>
          <table:table-cell office:value-type="float" office:value="2376" calcext:value-type="float">
            <text:p>2376</text:p>
          </table:table-cell>
          <table:table-cell office:value-type="float" office:value="15576" calcext:value-type="float">
            <text:p>15576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A-GRP-003-10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PROGRAMA: REGINA ALCOVER Y TU COBERTURA NACIONAL PROGRAMA: REGINA ALCOVER Y TU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21" calcext:value-type="float">
            <text:p>21</text:p>
          </table:table-cell>
          <table:table-cell office:value-type="float" office:value="10080" calcext:value-type="float">
            <text:p>10080</text:p>
          </table:table-cell>
          <table:table-cell office:value-type="float" office:value="1814.4" calcext:value-type="float">
            <text:p>1814.4</text:p>
          </table:table-cell>
          <table:table-cell office:value-type="float" office:value="11894.4" calcext:value-type="float">
            <text:p>11894.4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H-C02-001-10-1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11425.64" calcext:value-type="float">
            <text:p>11425.64</text:p>
          </table:table-cell>
          <table:table-cell office:value-type="float" office:value="2056.66" calcext:value-type="float">
            <text:p>2056.66</text:p>
          </table:table-cell>
          <table:table-cell office:value-type="float" office:value="13482.3" calcext:value-type="float">
            <text:p>13482.3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H-C04-001-10-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  <table:table-cell office:value-type="float" office:value="25586.63" calcext:value-type="float">
            <text:p>25586.63</text:p>
          </table:table-cell>
          <table:table-cell office:value-type="float" office:value="4605.6" calcext:value-type="float">
            <text:p>4605.6</text:p>
          </table:table-cell>
          <table:table-cell office:value-type="float" office:value="30192.23" calcext:value-type="float">
            <text:p>30192.23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H-C05-002-10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<text:s/>tarifas fijas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3694.62" calcext:value-type="float">
            <text:p>3694.62</text:p>
          </table:table-cell>
          <table:table-cell office:value-type="float" office:value="665.15" calcext:value-type="float">
            <text:p>665.15</text:p>
          </table:table-cell>
          <table:table-cell office:value-type="float" office:value="4359.77" calcext:value-type="float">
            <text:p>4359.77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H-C09-001-10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CODIGO DE AVISO 139253 TARIFAS FIJAS CODIGO DE AVISO 139253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4133.33" calcext:value-type="float">
            <text:p>4133.33</text:p>
          </table:table-cell>
          <table:table-cell office:value-type="float" office:value="744" calcext:value-type="float">
            <text:p>744</text:p>
          </table:table-cell>
          <table:table-cell office:value-type="float" office:value="4877.33" calcext:value-type="float">
            <text:p>4877.33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H-C09-001-11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CODIGO DE AVISO 139253 TARIFAS FIJAS CODIGO DE AVISO 139253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800" calcext:value-type="float">
            <text:p>2800</text:p>
          </table:table-cell>
          <table:table-cell office:value-type="float" office:value="504" calcext:value-type="float">
            <text:p>504</text:p>
          </table:table-cell>
          <table:table-cell office:value-type="float" office:value="3304" calcext:value-type="float">
            <text:p>3304</text:p>
          </table:table-cell>
        </table:table-row>
        <table:table-row table:style-name="ro2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A13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ฃยDIGO: 140465 Rating del 27/08 al 23/09 HM 18-99 Total MATERIAL CเธฃยDIGO: 140465 Rating del 27/08 al 23/09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21" calcext:value-type="float">
            <text:p>21</text:p>
          </table:table-cell>
          <table:table-cell office:value-type="float" office:value="2120" calcext:value-type="float">
            <text:p>2120</text:p>
          </table:table-cell>
          <table:table-cell office:value-type="float" office:value="381.6" calcext:value-type="float">
            <text:p>381.6</text:p>
          </table:table-cell>
          <table:table-cell office:value-type="float" office:value="2501.6" calcext:value-type="float">
            <text:p>2501.6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2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7/08 al 23/09 HM 18-99 Total P/D CASO CERRADO Rating del 27/08 al 23/09 HM 18-99 Total P/D CASO CERRAD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0" calcext:value-type="float">
            <text:p>1230</text:p>
          </table:table-cell>
          <table:table-cell office:value-type="float" office:value="41" calcext:value-type="float">
            <text:p>41</text:p>
          </table:table-cell>
          <table:table-cell office:value-type="float" office:value="132080.94" calcext:value-type="float">
            <text:p>132080.94</text:p>
          </table:table-cell>
          <table:table-cell office:value-type="float" office:value="23774.6" calcext:value-type="float">
            <text:p>23774.6</text:p>
          </table:table-cell>
          <table:table-cell office:value-type="float" office:value="155855.54" calcext:value-type="float">
            <text:p>155855.54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2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21" calcext:value-type="float">
            <text:p>21</text:p>
          </table:table-cell>
          <table:table-cell office:value-type="float" office:value="74681.79" calcext:value-type="float">
            <text:p>74681.79</text:p>
          </table:table-cell>
          <table:table-cell office:value-type="float" office:value="13442.73" calcext:value-type="float">
            <text:p>13442.73</text:p>
          </table:table-cell>
          <table:table-cell office:value-type="float" office:value="88124.52" calcext:value-type="float">
            <text:p>88124.52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4-007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Rating del 27/08 al 23/09 HM 18-99 Total "MATERIAL NUEVO" Rating del 27/08 al 23/09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3100.5" calcext:value-type="float">
            <text:p>63100.5</text:p>
          </table:table-cell>
          <table:table-cell office:value-type="float" office:value="11358.08" calcext:value-type="float">
            <text:p>11358.08</text:p>
          </table:table-cell>
          <table:table-cell office:value-type="float" office:value="74458.58" calcext:value-type="float">
            <text:p>74458.58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4-008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Avisos correspondientes a A-C04-004-10-19 "MATERIAL NUEVO" Avisos correspondientes a A-C04-004-10-19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5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Rating del 27/08 al 23/09 HM 18-99 Total "MATERIAL NUEVO" Rating del 27/08 al 23/09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45" calcext:value-type="float">
            <text:p>45</text:p>
          </table:table-cell>
          <table:table-cell office:value-type="float" office:value="36331.48" calcext:value-type="float">
            <text:p>36331.48</text:p>
          </table:table-cell>
          <table:table-cell office:value-type="float" office:value="6539.72" calcext:value-type="float">
            <text:p>6539.72</text:p>
          </table:table-cell>
          <table:table-cell office:value-type="float" office:value="42871.2" calcext:value-type="float">
            <text:p>42871.2</text:p>
          </table:table-cell>
        </table:table-row>
        <table:table-row table:style-name="ro2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9-005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ฃยDIGO: 140465 Rating del 27/08 al 23/09 HM 18-99 Total MATERIAL CเธฃยDIGO: 140465 Rating del 27/08 al 23/09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 office:value-type="float" office:value="23800" calcext:value-type="float">
            <text:p>23800</text:p>
          </table:table-cell>
          <table:table-cell office:value-type="float" office:value="4284" calcext:value-type="float">
            <text:p>4284</text:p>
          </table:table-cell>
          <table:table-cell office:value-type="float" office:value="28084" calcext:value-type="float">
            <text:p>28084</text:p>
          </table:table-cell>
        </table:table-row>
        <table:table-row table:style-name="ro2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9-007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เธขเธdigo de material:140465 Avisos bonificados segเธขเธn contrato 34.4trpเนยเธs30". rating del 27/08 al 23/09 HM 18-99 Total Cเธขเธdigo de material:140465 Avisos bonificados segเธขเธn contrato 34.4trpเนยเธs30". rating del 27/08 al 23/09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9-008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465 BONIFICACIเธฃยN ADICIONAL 10% TRPเนยเธS Material cเธขเธdigo: 140465 BONIFICACIเธฃยN ADICIONAL 10% TRPเนยเธS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H-C02-001-11-1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771.86" calcext:value-type="float">
            <text:p>1771.86</text:p>
          </table:table-cell>
          <table:table-cell office:value-type="float" office:value="318.94" calcext:value-type="float">
            <text:p>318.94</text:p>
          </table:table-cell>
          <table:table-cell office:value-type="float" office:value="2090.8" calcext:value-type="float">
            <text:p>2090.8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H-C04-001-11-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353.33" calcext:value-type="float">
            <text:p>1353.33</text:p>
          </table:table-cell>
          <table:table-cell office:value-type="float" office:value="243.6" calcext:value-type="float">
            <text:p>243.6</text:p>
          </table:table-cell>
          <table:table-cell office:value-type="float" office:value="1596.93" calcext:value-type="float">
            <text:p>1596.93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H-C05-002-11-19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11.41" calcext:value-type="float">
            <text:p>711.41</text:p>
          </table:table-cell>
          <table:table-cell office:value-type="float" office:value="128.07" calcext:value-type="float">
            <text:p>128.07</text:p>
          </table:table-cell>
          <table:table-cell office:value-type="float" office:value="839.48" calcext:value-type="float">
            <text:p>839.48</text:p>
          </table:table-cell>
        </table:table-row>
        <table:table-row table:style-name="ro2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H-C2-001-11-1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vacรญ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771.86" calcext:value-type="float">
            <text:p>1771.86</text:p>
          </table:table-cell>
          <table:table-cell office:value-type="float" office:value="318.94" calcext:value-type="float">
            <text:p>318.94</text:p>
          </table:table-cell>
          <table:table-cell office:value-type="float" office:value="2090.8" calcext:value-type="float">
            <text:p>2090.8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04-002-11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correspondientes a orden A-C04-002-10-19 <text:s/>Avisos correspondientes a orden A-C04-002-10-19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09-002-11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465 Avisos bonificados segเธขเธn contrato 16 trpเนยเธs 30". Rating del 27/08 al 23/09 HM 18-99 Total Material Cเธขเธdigo: 140465 Avisos bonificados segเธขเธn contrato 16 trpเนยเธs 30". Rating del 27/08 al 23/09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09-003-11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465 BONIFICACION ADICIONAL 10% TRP'S Material Cเธขเธdigo: 140465 BONIFICACION ADICIONAL 10% TRP'S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09-004-11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9" calcext:value-type="float">
            <text:p>309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ail Cเธขเธdigo: 140465 Texto: Ajinomoto!!!!, Hazlo mเธฃยs rico con el za, za, za de siempre Imagen del comercial del 23" al 27" Materail Cเธขเธdigo: 140465 Texto: Ajinomoto!!!!, Hazlo mเธฃยs rico con el za, za, za de siempre Imagen del comercial del 23" al 27"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09-006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9" calcext:value-type="float">
            <text:p>309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465 Texto : Ajinomoto!!!!! hazlo mเธฃยs rico con el za, za, za de siempre. Imagen del comercial del 23" al 27" Material cเธขเธdigo: 140465 Texto : Ajinomoto!!!!! hazlo mเธฃยs rico con el za, za, za de siempre. Imagen del comercial del 23" al 27"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RP-001-11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PROGRAMA EL SHOW DE LAS MAMIS <text:s text:c="34"/>EMISORA:NUEVA Q COBERTURA NACIONAL PROGRAMA EL SHOW DE LAS MAMIS <text:s text:c="34"/>EMISORA:NUEVA Q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120" calcext:value-type="float">
            <text:p>3120</text:p>
          </table:table-cell>
          <table:table-cell office:value-type="float" office:value="561.6" calcext:value-type="float">
            <text:p>561.6</text:p>
          </table:table-cell>
          <table:table-cell office:value-type="float" office:value="3681.6" calcext:value-type="float">
            <text:p>3681.6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RP-002-11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6500" calcext:value-type="float">
            <text:p>6500</text:p>
          </table:table-cell>
          <table:table-cell office:value-type="float" office:value="1170" calcext:value-type="float">
            <text:p>1170</text:p>
          </table:table-cell>
          <table:table-cell office:value-type="float" office:value="7670" calcext:value-type="float">
            <text:p>7670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GRP-001-11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programa: regina alcover y tu <text:s text:c="16"/>Emisora: felicidad cobertura nacional programa: regina alcover y tu <text:s text:c="16"/>Emisora: felicidad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840" calcext:value-type="float">
            <text:p>3840</text:p>
          </table:table-cell>
          <table:table-cell office:value-type="float" office:value="691.2" calcext:value-type="float">
            <text:p>691.2</text:p>
          </table:table-cell>
          <table:table-cell office:value-type="float" office:value="4531.2" calcext:value-type="float">
            <text:p>4531.2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GRP-002-11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4800" calcext:value-type="float">
            <text:p>4800</text:p>
          </table:table-cell>
          <table:table-cell office:value-type="float" office:value="864" calcext:value-type="float">
            <text:p>864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H-CMW-001-10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Incluye 3 avisos de 20" , P/D ,4 banner por partido y colas por partido <text:s text:c="2"/>Incluye 3 avisos de 20" , P/D ,4 banner por partido y colas por partido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13500" calcext:value-type="float">
            <text:p>13500</text:p>
          </table:table-cell>
          <table:table-cell office:value-type="float" office:value="2430" calcext:value-type="float">
            <text:p>2430</text:p>
          </table:table-cell>
          <table:table-cell office:value-type="float" office:value="15930" calcext:value-type="float">
            <text:p>15930</text:p>
          </table:table-cell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เธฃย-A13-002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1" calcext:value-type="float">
            <text:p>31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2 Rating del 16/09 al 13/10 HM 18-99 Total Material Cเธขเธdigo: 140522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506.76" calcext:value-type="float">
            <text:p>506.76</text:p>
          </table:table-cell>
          <table:table-cell office:value-type="float" office:value="91.21" calcext:value-type="float">
            <text:p>91.21</text:p>
          </table:table-cell>
          <table:table-cell office:value-type="float" office:value="597.97" calcext:value-type="float">
            <text:p>597.97</text:p>
          </table:table-cell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เธฃย-A13-003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140524 Rating del 16/09 al 13/10 HM 18-99 total Material Cเธขเธdigo:140524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533.45" calcext:value-type="float">
            <text:p>533.45</text:p>
          </table:table-cell>
          <table:table-cell office:value-type="float" office:value="96.01" calcext:value-type="float">
            <text:p>96.01</text:p>
          </table:table-cell>
          <table:table-cell office:value-type="float" office:value="629.46" calcext:value-type="float">
            <text:p>629.46</text:p>
          </table:table-cell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เธฃย-ATV-002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1" calcext:value-type="float">
            <text:p>31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2 Rating del 16/09 al 13/10 HM 18-99 Total Material Cเธขเธdigo: 140522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23" calcext:value-type="float">
            <text:p>23</text:p>
          </table:table-cell>
          <table:table-cell office:value-type="float" office:value="570.96" calcext:value-type="float">
            <text:p>570.96</text:p>
          </table:table-cell>
          <table:table-cell office:value-type="float" office:value="102.77" calcext:value-type="float">
            <text:p>102.77</text:p>
          </table:table-cell>
          <table:table-cell office:value-type="float" office:value="673.73" calcext:value-type="float">
            <text:p>673.73</text:p>
          </table:table-cell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เธฃย-ATV-003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4 Rating del 16/09 al 13/10 HM 18-99 Total Material Cเธขเธdigo: 140524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office:value-type="float" office:value="510.36" calcext:value-type="float">
            <text:p>510.36</text:p>
          </table:table-cell>
          <table:table-cell office:value-type="float" office:value="91.88" calcext:value-type="float">
            <text:p>91.88</text:p>
          </table:table-cell>
          <table:table-cell office:value-type="float" office:value="602.24" calcext:value-type="float">
            <text:p>602.24</text:p>
          </table:table-cell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เธฃย-C09-001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1 Rating del 16/09 al 13/10 HM 18-99 Total Material Cเธขเธdigo: 140521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office:value-type="float" office:value="32" calcext:value-type="float">
            <text:p>32</text:p>
          </table:table-cell>
          <table:table-cell office:value-type="float" office:value="7363.91" calcext:value-type="float">
            <text:p>7363.91</text:p>
          </table:table-cell>
          <table:table-cell office:value-type="float" office:value="1325.56" calcext:value-type="float">
            <text:p>1325.56</text:p>
          </table:table-cell>
          <table:table-cell office:value-type="float" office:value="8689.47" calcext:value-type="float">
            <text:p>8689.47</text:p>
          </table:table-cell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เธฃย-C09-002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1" calcext:value-type="float">
            <text:p>31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2 Rating del 16/09 al 13/10 HM 18-99 Total Material Cเธขเธdigo: 140522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3009.97" calcext:value-type="float">
            <text:p>3009.97</text:p>
          </table:table-cell>
          <table:table-cell office:value-type="float" office:value="541.76" calcext:value-type="float">
            <text:p>541.76</text:p>
          </table:table-cell>
          <table:table-cell office:value-type="float" office:value="3551.73" calcext:value-type="float">
            <text:p>3551.73</text:p>
          </table:table-cell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เธฃย-C09-003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4 Rating del 16/09 al 13/10 HM 18-99 Total Material Cเธขเธdigo: 140524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264.77" calcext:value-type="float">
            <text:p>3264.77</text:p>
          </table:table-cell>
          <table:table-cell office:value-type="float" office:value="587.62" calcext:value-type="float">
            <text:p>587.62</text:p>
          </table:table-cell>
          <table:table-cell office:value-type="float" office:value="3852.39" calcext:value-type="float">
            <text:p>3852.39</text:p>
          </table:table-cell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เธฃย-C15-001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1 Rating del 16/09 al 13/10 HM 18-99 Total Material Cเธขเธdigo: 140521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float" office:value="37" calcext:value-type="float">
            <text:p>37</text:p>
          </table:table-cell>
          <table:table-cell office:value-type="float" office:value="343.26" calcext:value-type="float">
            <text:p>343.26</text:p>
          </table:table-cell>
          <table:table-cell office:value-type="float" office:value="61.81" calcext:value-type="float">
            <text:p>61.81</text:p>
          </table:table-cell>
          <table:table-cell office:value-type="float" office:value="405.07" calcext:value-type="float">
            <text:p>405.07</text:p>
          </table:table-cell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เธฃย-C15-002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1" calcext:value-type="float">
            <text:p>31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140522 Rating del 16/09 al 13/10 HM 18-99 Total Material Cเธขเธdigo:140522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23" calcext:value-type="float">
            <text:p>23</text:p>
          </table:table-cell>
          <table:table-cell office:value-type="float" office:value="136.88" calcext:value-type="float">
            <text:p>136.88</text:p>
          </table:table-cell>
          <table:table-cell office:value-type="float" office:value="24.66" calcext:value-type="float">
            <text:p>24.66</text:p>
          </table:table-cell>
          <table:table-cell office:value-type="float" office:value="161.54" calcext:value-type="float">
            <text:p>161.54</text:p>
          </table:table-cell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เธฃย-C15-003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4 Rating del 16/09 al 13/10 HM 18-99 Total Material Cเธขเธdigo: 140524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99.62" calcext:value-type="float">
            <text:p>99.62</text:p>
          </table:table-cell>
          <table:table-cell office:value-type="float" office:value="17.94" calcext:value-type="float">
            <text:p>17.94</text:p>
          </table:table-cell>
          <table:table-cell office:value-type="float" office:value="117.56" calcext:value-type="float">
            <text:p>117.56</text:p>
          </table:table-cell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E-T24-001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0" calcext:value-type="float">
            <text:p>2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5.29" calcext:value-type="float">
            <text:p>65.29</text:p>
          </table:table-cell>
          <table:table-cell office:value-type="float" office:value="11.75" calcext:value-type="float">
            <text:p>11.75</text:p>
          </table:table-cell>
          <table:table-cell office:value-type="float" office:value="77.04" calcext:value-type="float">
            <text:p>77.04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C-GEC-001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ia pagina F/C <text:s/>media pagina F/C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667.37" calcext:value-type="float">
            <text:p>8667.37</text:p>
          </table:table-cell>
          <table:table-cell office:value-type="float" office:value="1560.13" calcext:value-type="float">
            <text:p>1560.13</text:p>
          </table:table-cell>
          <table:table-cell office:value-type="float" office:value="10227.5" calcext:value-type="float">
            <text:p>10227.5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C-GEC-002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jo Pie de pagina <text:s/>Ojo Pie de pagin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468.2" calcext:value-type="float">
            <text:p>7468.2</text:p>
          </table:table-cell>
          <table:table-cell office:value-type="float" office:value="1344.28" calcext:value-type="float">
            <text:p>1344.28</text:p>
          </table:table-cell>
          <table:table-cell office:value-type="float" office:value="8812.48" calcext:value-type="float">
            <text:p>8812.48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C-GEC-003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ia pagina <text:s/>media pagin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306.01" calcext:value-type="float">
            <text:p>2306.01</text:p>
          </table:table-cell>
          <table:table-cell office:value-type="float" office:value="415.08" calcext:value-type="float">
            <text:p>415.08</text:p>
          </table:table-cell>
          <table:table-cell office:value-type="float" office:value="2721.09" calcext:value-type="float">
            <text:p>2721.09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C-GEC-004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 DE PAGINA <text:s/>PIE DE PAGIN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137.6" calcext:value-type="float">
            <text:p>1137.6</text:p>
          </table:table-cell>
          <table:table-cell office:value-type="float" office:value="204.76" calcext:value-type="float">
            <text:p>204.76</text:p>
          </table:table-cell>
          <table:table-cell office:value-type="float" office:value="1342.36" calcext:value-type="float">
            <text:p>1342.36</text:p>
          </table:table-cell>
        </table:table-row>
        <table:table-row table:style-name="ro2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เธฃย-A13-004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ฃยDIGO: 1478 Banner bonificado segเธขเธn contrato MATERIAL CเธฃยDIGO: 1478 Banner bonificado segเธขเธn contrat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เธฃย-ATV-004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ฃยDIGO:1478 Banner bonificado segเธขเธn contrato MATERIAL CเธฃยDIGO:1478 Banner bonificado segเธขเธn contrat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เธฃย-C09-004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ฃยDIGO: 1478 Banner bonificados segเธขเธn contrato MATERIAL CเธฃยDIGO: 1478 Banner bonificados segเธขเธn contrat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เธฃย-C15-004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ฃยDIGO: <text:s/>1478 Banner bonificados segเธขเธn contrato MATERIAL CเธฃยDIGO: <text:s/>1478 Banner bonificados segเธขเธn contrat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เธฃย-ATV-001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1 Rating del 16/09 al 13/10 HM 18-99 Total Material Cเธขเธdigo: 140521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  <table:table-cell office:value-type="float" office:value="37" calcext:value-type="float">
            <text:p>37</text:p>
          </table:table-cell>
          <table:table-cell office:value-type="float" office:value="1260.82" calcext:value-type="float">
            <text:p>1260.82</text:p>
          </table:table-cell>
          <table:table-cell office:value-type="float" office:value="226.98" calcext:value-type="float">
            <text:p>226.98</text:p>
          </table:table-cell>
          <table:table-cell office:value-type="float" office:value="1487.8" calcext:value-type="float">
            <text:p>1487.8</text:p>
          </table:table-cell>
        </table:table-row>
        <table:table-row table:style-name="ro2"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เธฃย-C15-001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140521 Rating del 16/09 al 13/10 HM 18-99 Total Material Cเธขเธdigo:140521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float" office:value="31" calcext:value-type="float">
            <text:p>31</text:p>
          </table:table-cell>
          <table:table-cell office:value-type="float" office:value="295.94" calcext:value-type="float">
            <text:p>295.94</text:p>
          </table:table-cell>
          <table:table-cell office:value-type="float" office:value="53.27" calcext:value-type="float">
            <text:p>53.27</text:p>
          </table:table-cell>
          <table:table-cell office:value-type="float" office:value="349.21" calcext:value-type="float">
            <text:p>349.21</text:p>
          </table:table-cell>
        </table:table-row>
        <table:table-row table:style-name="ro2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เธฃย-A13-001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140521 Rating del 16/09 al 13/10 HM 18-99 Total Material Cเธขเธdigo:140521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26" calcext:value-type="float">
            <text:p>26</text:p>
          </table:table-cell>
          <table:table-cell office:value-type="float" office:value="944.06" calcext:value-type="float">
            <text:p>944.06</text:p>
          </table:table-cell>
          <table:table-cell office:value-type="float" office:value="169.97" calcext:value-type="float">
            <text:p>169.97</text:p>
          </table:table-cell>
          <table:table-cell office:value-type="float" office:value="1114.03" calcext:value-type="float">
            <text:p>1114.03</text:p>
          </table:table-cell>
        </table:table-row>
        <table:table-row table:style-name="ro2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เธฃย-A13-002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2 Rating del 16/09 al 13/10 HM 18-99 Total Material Cเธขเธdigo: 140522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390.89" calcext:value-type="float">
            <text:p>390.89</text:p>
          </table:table-cell>
          <table:table-cell office:value-type="float" office:value="70.35" calcext:value-type="float">
            <text:p>70.35</text:p>
          </table:table-cell>
          <table:table-cell office:value-type="float" office:value="461.24" calcext:value-type="float">
            <text:p>461.24</text:p>
          </table:table-cell>
        </table:table-row>
        <table:table-row table:style-name="ro2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เธฃย-A13-003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4 Rating del 16/09 al 13/10 HM 18-99 Total Material Cเธขเธdigo: 140524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71.03" calcext:value-type="float">
            <text:p>371.03</text:p>
          </table:table-cell>
          <table:table-cell office:value-type="float" office:value="66.78" calcext:value-type="float">
            <text:p>66.78</text:p>
          </table:table-cell>
          <table:table-cell office:value-type="float" office:value="437.81" calcext:value-type="float">
            <text:p>437.81</text:p>
          </table:table-cell>
        </table:table-row>
        <table:table-row table:style-name="ro2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เธฃย-ATV-002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2 Rating del 16/09 al 13/10 HM 18-99 Total Material Cเธขเธdigo: 140522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office:value-type="float" office:value="471.8" calcext:value-type="float">
            <text:p>471.8</text:p>
          </table:table-cell>
          <table:table-cell office:value-type="float" office:value="84.94" calcext:value-type="float">
            <text:p>84.94</text:p>
          </table:table-cell>
          <table:table-cell office:value-type="float" office:value="556.74" calcext:value-type="float">
            <text:p>556.74</text:p>
          </table:table-cell>
        </table:table-row>
        <table:table-row table:style-name="ro2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เธฃย-ATV-003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4 Rating del 16/09 al 13/10 HM 18-99 Total Material Cเธขเธdigo: 140524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425.44" calcext:value-type="float">
            <text:p>425.44</text:p>
          </table:table-cell>
          <table:table-cell office:value-type="float" office:value="76.6" calcext:value-type="float">
            <text:p>76.6</text:p>
          </table:table-cell>
          <table:table-cell office:value-type="float" office:value="502.04" calcext:value-type="float">
            <text:p>502.04</text:p>
          </table:table-cell>
        </table:table-row>
        <table:table-row table:style-name="ro2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เธฃย-C09-002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2 Rating 16/09 al 13/10 HM 18-99 Total Material Cเธขเธdigo: 140522 Rating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office:value-type="float" office:value="2253.91" calcext:value-type="float">
            <text:p>2253.91</text:p>
          </table:table-cell>
          <table:table-cell office:value-type="float" office:value="405.68" calcext:value-type="float">
            <text:p>405.68</text:p>
          </table:table-cell>
          <table:table-cell office:value-type="float" office:value="2659.59" calcext:value-type="float">
            <text:p>2659.59</text:p>
          </table:table-cell>
        </table:table-row>
        <table:table-row table:style-name="ro2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เธฃย-C09-003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4 Rating del 16/09 al 13/10 HM 18-99 Total Material Cเธขเธdigo: 140524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198.2" calcext:value-type="float">
            <text:p>2198.2</text:p>
          </table:table-cell>
          <table:table-cell office:value-type="float" office:value="395.66" calcext:value-type="float">
            <text:p>395.66</text:p>
          </table:table-cell>
          <table:table-cell office:value-type="float" office:value="2593.86" calcext:value-type="float">
            <text:p>2593.86</text:p>
          </table:table-cell>
        </table:table-row>
        <table:table-row table:style-name="ro2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เธฃย-C15-002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 140522 Rating del 16/09 al 13/10 HM 18-99 total Material Cเธขเธdigo 140522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17" calcext:value-type="float">
            <text:p>17</text:p>
          </table:table-cell>
          <table:table-cell office:value-type="float" office:value="113.06" calcext:value-type="float">
            <text:p>113.06</text:p>
          </table:table-cell>
          <table:table-cell office:value-type="float" office:value="20.35" calcext:value-type="float">
            <text:p>20.35</text:p>
          </table:table-cell>
          <table:table-cell office:value-type="float" office:value="133.41" calcext:value-type="float">
            <text:p>133.41</text:p>
          </table:table-cell>
        </table:table-row>
        <table:table-row table:style-name="ro2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เธฃย-C15-003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4 Rating de 16/09 al 13/10 HM 18-99 Total Material Cเธขเธdigo: 140524 Rating de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17" calcext:value-type="float">
            <text:p>17</text:p>
          </table:table-cell>
          <table:table-cell office:value-type="float" office:value="114.9" calcext:value-type="float">
            <text:p>114.9</text:p>
          </table:table-cell>
          <table:table-cell office:value-type="float" office:value="20.69" calcext:value-type="float">
            <text:p>20.69</text:p>
          </table:table-cell>
          <table:table-cell office:value-type="float" office:value="135.59" calcext:value-type="float">
            <text:p>135.59</text:p>
          </table:table-cell>
        </table:table-row>
        <table:table-row table:style-name="ro2"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เธฃย-A13-001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 140521 Rating del 16/09 al 13/10 HM 18-99 Total Material Cเธขเธdigo: 140521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float" office:value="46" calcext:value-type="float">
            <text:p>46</text:p>
          </table:table-cell>
          <table:table-cell office:value-type="float" office:value="1541.28" calcext:value-type="float">
            <text:p>1541.28</text:p>
          </table:table-cell>
          <table:table-cell office:value-type="float" office:value="277.49" calcext:value-type="float">
            <text:p>277.49</text:p>
          </table:table-cell>
          <table:table-cell office:value-type="float" office:value="1818.77" calcext:value-type="float">
            <text:p>1818.77</text:p>
          </table:table-cell>
        </table:table-row>
        <table:table-row table:style-name="ro2"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เธฃย-ATV-001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เธขเธdigo:140521 Rating del 16/09 al 13/10 HM 18-99 Total Material Cเธขเธdigo:140521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90" calcext:value-type="float">
            <text:p>1590</text:p>
          </table:table-cell>
          <table:table-cell office:value-type="float" office:value="53" calcext:value-type="float">
            <text:p>53</text:p>
          </table:table-cell>
          <table:table-cell office:value-type="float" office:value="1949.37" calcext:value-type="float">
            <text:p>1949.37</text:p>
          </table:table-cell>
          <table:table-cell office:value-type="float" office:value="350.94" calcext:value-type="float">
            <text:p>350.94</text:p>
          </table:table-cell>
          <table:table-cell office:value-type="float" office:value="2300.31" calcext:value-type="float">
            <text:p>2300.31</text:p>
          </table:table-cell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H-CMW-001-11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Incluye 3 avisos de 20" , P/D ,4 banner por partido y colas por partido <text:s text:c="2"/>Incluye 3 avisos de 20" , P/D ,4 banner por partido y colas por partido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13500" calcext:value-type="float">
            <text:p>13500</text:p>
          </table:table-cell>
          <table:table-cell office:value-type="float" office:value="2430" calcext:value-type="float">
            <text:p>2430</text:p>
          </table:table-cell>
          <table:table-cell office:value-type="float" office:value="15930" calcext:value-type="float">
            <text:p>15930</text:p>
          </table:table-cell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H-CMW-002-11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luye 3 avisos de 20" , P/D ,4 banner por partido y colas por partido final Campeonato Bicentenario <text:s text:c="2"/>Atletico Grau vs Sport Huancayo Incluye 3 avisos de 20" , P/D ,4 banner por partido y colas por partido final Campeonato Bicentenario <text:s text:c="2"/>Atletico Grau vs Sport Huancay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A-FAV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82.35" calcext:value-type="float">
            <text:p>882.35</text:p>
          </table:table-cell>
          <table:table-cell office:value-type="float" office:value="158.82" calcext:value-type="float">
            <text:p>158.82</text:p>
          </table:table-cell>
          <table:table-cell office:value-type="float" office:value="1041.17" calcext:value-type="float">
            <text:p>1041.17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A-GAA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892.19" calcext:value-type="float">
            <text:p>1892.19</text:p>
          </table:table-cell>
          <table:table-cell office:value-type="float" office:value="340.59" calcext:value-type="float">
            <text:p>340.59</text:p>
          </table:table-cell>
          <table:table-cell office:value-type="float" office:value="2232.78" calcext:value-type="float">
            <text:p>2232.78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A-GAD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7" calcext:value-type="float">
            <text:p>287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892.19" calcext:value-type="float">
            <text:p>1892.19</text:p>
          </table:table-cell>
          <table:table-cell office:value-type="float" office:value="340.59" calcext:value-type="float">
            <text:p>340.59</text:p>
          </table:table-cell>
          <table:table-cell office:value-type="float" office:value="2232.78" calcext:value-type="float">
            <text:p>2232.78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1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ORTE MEDIDAS 6.30CM DE ALTO X 26CM DE ANCHO COBERTURA NORTE MEDIDAS 6.30CM DE ALTO X 26CM DE ANCH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96.17" calcext:value-type="float">
            <text:p>796.17</text:p>
          </table:table-cell>
          <table:table-cell office:value-type="float" office:value="143.31" calcext:value-type="float">
            <text:p>143.31</text:p>
          </table:table-cell>
          <table:table-cell office:value-type="float" office:value="939.48" calcext:value-type="float">
            <text:p>939.48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2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ORTE Medida <text:s/>6.30 cm de alto x 26 cm de ancho COBERTURA NORTE Medida <text:s/>6.30 cm de alto x 26 cm de anch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3.61" calcext:value-type="float">
            <text:p>453.61</text:p>
          </table:table-cell>
          <table:table-cell office:value-type="float" office:value="81.65" calcext:value-type="float">
            <text:p>81.65</text:p>
          </table:table-cell>
          <table:table-cell office:value-type="float" office:value="535.26" calcext:value-type="float">
            <text:p>535.26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3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6" calcext:value-type="float">
            <text:p>316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ORIENTE Medida <text:s/>6.30 cm de alto x 26 cm de ancho COBERTURA ORIENTE Medida <text:s/>6.30 cm de alto x 26 cm de anch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90.1" calcext:value-type="float">
            <text:p>390.1</text:p>
          </table:table-cell>
          <table:table-cell office:value-type="float" office:value="70.22" calcext:value-type="float">
            <text:p>70.22</text:p>
          </table:table-cell>
          <table:table-cell office:value-type="float" office:value="460.32" calcext:value-type="float">
            <text:p>460.32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4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6" calcext:value-type="float">
            <text:p>316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ORIENTE Medida <text:s/>6.30 cm de alto x 26 cm de ancho COBERTURA ORIENTE Medida <text:s/>6.30 cm de alto x 26 cm de anch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41.4" calcext:value-type="float">
            <text:p>41.4</text:p>
          </table:table-cell>
          <table:table-cell office:value-type="float" office:value="271.4" calcext:value-type="float">
            <text:p>271.4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5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6" calcext:value-type="float">
            <text:p>316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ORIENTE Medida <text:s/>6.30 cm de alto x 26 cm de ancho COBERTURA ORIENTE Medida <text:s/>6.30 cm de alto x 26 cm de anch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90.1" calcext:value-type="float">
            <text:p>390.1</text:p>
          </table:table-cell>
          <table:table-cell office:value-type="float" office:value="70.22" calcext:value-type="float">
            <text:p>70.22</text:p>
          </table:table-cell>
          <table:table-cell office:value-type="float" office:value="460.32" calcext:value-type="float">
            <text:p>460.32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6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ORTE Medida <text:s/>6.30 cm de alto x 26 cm de ancho COBERTURA NORTE Medida <text:s/>6.30 cm de alto x 26 cm de anch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3.61" calcext:value-type="float">
            <text:p>453.61</text:p>
          </table:table-cell>
          <table:table-cell office:value-type="float" office:value="81.65" calcext:value-type="float">
            <text:p>81.65</text:p>
          </table:table-cell>
          <table:table-cell office:value-type="float" office:value="535.26" calcext:value-type="float">
            <text:p>535.26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7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ORTE MEDIDAS 6.30CM DE ALTO X 26CM DE ANCHO COBERTURA NORTE MEDIDAS 6.30CM DE ALTO X 26CM DE ANCH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96.17" calcext:value-type="float">
            <text:p>796.17</text:p>
          </table:table-cell>
          <table:table-cell office:value-type="float" office:value="143.31" calcext:value-type="float">
            <text:p>143.31</text:p>
          </table:table-cell>
          <table:table-cell office:value-type="float" office:value="939.48" calcext:value-type="float">
            <text:p>939.48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8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6" calcext:value-type="float">
            <text:p>316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ORIENTE Medida <text:s/>6.30 cm de alto x 26 cm de ancho COBERTURA ORIENTE Medida <text:s/>6.30 cm de alto x 26 cm de anch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41.4" calcext:value-type="float">
            <text:p>41.4</text:p>
          </table:table-cell>
          <table:table-cell office:value-type="float" office:value="271.4" calcext:value-type="float">
            <text:p>27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3:01:35.573393323</meta:creation-date>
    <dc:date>2019-11-19T13:02:32.151049696</dc:date>
    <meta:editing-duration>PT57S</meta:editing-duration>
    <meta:editing-cycles>1</meta:editing-cycles>
    <meta:document-statistic meta:table-count="1" meta:cell-count="2418" meta:object-count="0"/>
    <meta:generator>LibreOffice/5.1.6.2$Linux_X86_64 LibreOffice_project/10m0$Build-2</meta:generator>
  </office:meta>
</office:document-meta>
</file>